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TableColumn26" style:family="table-column">
      <style:table-column-properties style:column-width="1.6368in"/>
    </style:style>
    <style:style style:name="TableColumn27" style:family="table-column">
      <style:table-column-properties style:column-width="0.5284in"/>
    </style:style>
    <style:style style:name="TableColumn28" style:family="table-column">
      <style:table-column-properties style:column-width="1.243in"/>
    </style:style>
    <style:style style:name="TableColumn29" style:family="table-column">
      <style:table-column-properties style:column-width="1.1812in"/>
    </style:style>
    <style:style style:name="TableColumn30" style:family="table-column">
      <style:table-column-properties style:column-width="2.1652in"/>
    </style:style>
    <style:style style:name="Table25" style:family="table">
      <style:table-properties style:width="6.7548in" fo:margin-left="0in" style:writing-mode="rl-tb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center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>
        <style:tab-stops>
          <style:tab-stop style:type="left" style:position="0.1333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3" style:family="table-row">
      <style:table-row-properties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2" style:family="table-row">
      <style:table-row-properties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T7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DE4D0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0" style:family="table-row">
      <style:table-row-properties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</style:style>
    <style:style style:name="T11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T11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</style:style>
    <style:style style:name="T12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0" style:family="table-row">
      <style:table-row-properties/>
    </style:style>
    <style:style style:name="TableCell13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</style:style>
    <style:style style:name="T13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</style:style>
    <style:style style:name="T14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4" style:family="table-row">
      <style:table-row-properties/>
    </style:style>
    <style:style style:name="TableCell1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1" style:family="table-row">
      <style:table-row-properties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4" style:family="table-row">
      <style:table-row-properties/>
    </style:style>
    <style:style style:name="TableCell1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2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83" style:family="table-row">
      <style:table-row-properties/>
    </style:style>
    <style:style style:name="TableCell1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2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1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4" style:parent-style-name="ללאמרווח" style:family="paragraph">
      <style:paragraph-properties fo:text-align="justify"/>
    </style:style>
    <style:style style:name="T1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0" style:parent-style-name="ללאמרווח" style:family="paragraph">
      <style:paragraph-properties fo:text-align="end"/>
      <style:text-properties style:font-name-complex="David" fo:font-size="14pt" style:font-size-asian="14pt" style:font-size-complex="14pt" style:text-underline-type="single" style:text-underline-style="solid" style:text-underline-width="auto" style:text-underline-mode="continuous"/>
    </style:style>
    <style:style style:name="P20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3" style:parent-style-name="ללאמרווח" style:family="paragraph">
      <style:paragraph-properties fo:text-align="justify"/>
    </style:style>
    <style:style style:name="T2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 table:number-columns-spanned="2">
            <text:p text:style-name="P35">רחוב<text:s/>מזל<text:s/>אליעזר<text:s/>מ'ס<text:s/></text:p>
          </table:table-cell>
          <table:covered-table-cell/>
          <table:table-cell table:style-name="TableCell36" table:number-columns-spanned="2">
            <text:p text:style-name="P37">13<text:s/>ראשון<text:s/>לציון<text:s/>(אזור<text:s/>מערב)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 table:number-columns-spanned="2">
            <text:p text:style-name="P42">בית - חולים</text:p>
          </table:table-cell>
          <table:covered-table-cell/>
          <table:table-cell table:style-name="TableCell43" table:number-columns-spanned="2">
            <text:p text:style-name="P44"><text:s/>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יש</text:span></text:p>
          </table:table-cell>
          <table:table-cell table:style-name="TableCell51" table:number-columns-spanned="2">
            <text:p text:style-name="P52">רמת סיווג:<text:s/></text:p>
          </table:table-cell>
          <table:covered-table-cell/>
          <table:table-cell table:style-name="TableCell53">
            <text:p text:style-name="P54"><text:span text:style-name="T55">C</text:span></text:p>
          </table:table-cell>
          <table:table-cell table:style-name="TableCell56">
            <text:p text:style-name="P57">אישור כבאות: יש</text:p>
          </table:table-cell>
        </table:table-row>
        <table:table-row table:style-name="TableRow58"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3">
            <text:p text:style-name="P62"><text:tab/>חומרים<text:s/>מסוכנים<text:s/>במפעל.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שם החומר+ או"ם</text:p>
          </table:table-cell>
          <table:table-cell table:style-name="TableCell66" table:number-columns-spanned="2">
            <text:p text:style-name="P67">כמות וסוג אריזה.</text:p>
          </table:table-cell>
          <table:covered-table-cell/>
          <table:table-cell table:style-name="TableCell68">
            <text:p text:style-name="P69">קוד חירום</text:p>
          </table:table-cell>
          <table:table-cell table:style-name="TableCell70">
            <text:p text:style-name="P71">מיקום במפעל<text:bookmark-start text:name="_GoBack"/><text:bookmark-end text:name="_GoBack"/></text:p>
          </table:table-cell>
        </table:table-row>
        <table:table-row table:style-name="TableRow72">
          <table:table-cell table:style-name="TableCell73">
            <text:p text:style-name="ללאמרווח"><text:span text:style-name="T74">חמצן<text:s/></text:span><text:span text:style-name="T75">–</text:span><text:span text:style-name="T76"><text:s/></text:span><text:span text:style-name="T77">O2</text:span><text:span text:style-name="T78"><text:s/>-1072</text:span></text:p>
          </table:table-cell>
          <table:table-cell table:style-name="TableCell79" table:number-columns-spanned="2">
            <text:p text:style-name="P80">גללים-27,ק"ג-כ"א סה"כ<text:s/>–<text:s/>327 ק"ג.</text:p>
          </table:table-cell>
          <table:covered-table-cell/>
          <table:table-cell table:style-name="TableCell81">
            <text:p text:style-name="P82"><text:span text:style-name="T83">S</text:span><text:span text:style-name="T84">-2</text:span></text:p>
          </table:table-cell>
          <table:table-cell table:style-name="TableCell85">
            <text:p text:style-name="P86">צד צפון בחצר</text:p>
          </table:table-cell>
        </table:table-row>
        <table:table-row table:style-name="TableRow87">
          <table:table-cell table:style-name="TableCell88">
            <text:p text:style-name="P89">חנקן נוזלי<text:s/>–<text:s/>1977</text:p>
          </table:table-cell>
          <table:table-cell table:style-name="TableCell90" table:number-columns-spanned="2">
            <text:p text:style-name="P91">טרמוסים-35,קו'ב.</text:p>
          </table:table-cell>
          <table:covered-table-cell/>
          <table:table-cell table:style-name="TableCell92">
            <text:p text:style-name="P93"><text:span text:style-name="T94">E</text:span><text:span text:style-name="T95">-</text:span><text:span text:style-name="T96">R</text:span><text:span text:style-name="T97">-2</text:span></text:p>
          </table:table-cell>
          <table:table-cell table:style-name="TableCell98">
            <text:p text:style-name="P99">צד צפון בחצר</text:p>
          </table:table-cell>
        </table:table-row>
        <table:table-row table:style-name="TableRow100">
          <table:table-cell table:style-name="TableCell101">
            <text:p text:style-name="P102">דו תחמוצת הפחמן<text:s/></text:p>
            <text:p text:style-name="ללאמרווח"><text:span text:style-name="T103">CO-2</text:span><text:span text:style-name="T104"><text:s/></text:span><text:span text:style-name="T105">–</text:span><text:span text:style-name="T106"><text:s/>1013</text:span></text:p>
          </table:table-cell>
          <table:table-cell table:style-name="TableCell107" table:number-columns-spanned="2">
            <text:p text:style-name="P108">גלילים- 648,ליטר.</text:p>
          </table:table-cell>
          <table:covered-table-cell/>
          <table:table-cell table:style-name="TableCell109">
            <text:p text:style-name="P110"><text:span text:style-name="T111">E</text:span><text:span text:style-name="T112">-</text:span><text:span text:style-name="T113">X</text:span><text:span text:style-name="T114">-2</text:span></text:p>
          </table:table-cell>
          <table:table-cell table:style-name="TableCell115">
            <text:p text:style-name="P116">צד צפון בחצר</text:p>
          </table:table-cell>
        </table:table-row>
        <table:table-row table:style-name="TableRow117">
          <table:table-cell table:style-name="TableCell118">
            <text:p text:style-name="ללאמרווח"><text:span text:style-name="T119">נייטרוס אוקסיד<text:s/></text:span></text:p>
            <text:p text:style-name="ללאמרווח"><text:span text:style-name="T120">N-2O<text:s/></text:span><text:span text:style-name="T121">–</text:span><text:span text:style-name="T122"><text:s/>1070</text:span></text:p>
          </table:table-cell>
          <table:table-cell table:style-name="TableCell123" table:number-columns-spanned="2">
            <text:p text:style-name="P124">גלילים- 1620,ליטר</text:p>
          </table:table-cell>
          <table:covered-table-cell/>
          <table:table-cell table:style-name="TableCell125">
            <text:p text:style-name="P126"><text:span text:style-name="T127">2-P</text:span></text:p>
          </table:table-cell>
          <table:table-cell table:style-name="TableCell128">
            <text:p text:style-name="P129">צד צפון בחצר</text:p>
          </table:table-cell>
        </table:table-row>
        <table:table-row table:style-name="TableRow130">
          <table:table-cell table:style-name="TableCell131">
            <text:p text:style-name="P132"><text:span text:style-name="T133"><text:s/>חמצן-<text:s/></text:span><text:span text:style-name="T134">O2</text:span><text:span text:style-name="T135"><text:s/>-1072</text:span></text:p>
          </table:table-cell>
          <table:table-cell table:style-name="TableCell136" table:number-columns-spanned="2">
            <text:p text:style-name="P137"><text:s/>צובר- 31.5,קו'ב<text:s/></text:p>
          </table:table-cell>
          <table:covered-table-cell/>
          <table:table-cell table:style-name="TableCell138">
            <text:p text:style-name="P139"><text:span text:style-name="T140">S</text:span><text:span text:style-name="T141">-2</text:span></text:p>
          </table:table-cell>
          <table:table-cell table:style-name="TableCell142">
            <text:p text:style-name="P143">צד צפון בחצר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2">
            <text:p text:style-name="P148"/>
          </table:table-cell>
          <table:covered-table-cell/>
          <table:table-cell table:style-name="TableCell149">
            <text:p text:style-name="P150"/>
          </table:table-cell>
          <table:table-cell table:style-name="TableCell151">
            <text:p text:style-name="P152"><text:s text:c="2"/>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><text:s text:c="101"/>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 table:number-columns-spanned="2">
            <text:p text:style-name="P166"/>
          </table:table-cell>
          <table:covered-table-cell/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 table:number-columns-spanned="5">
            <text:p text:style-name="P173">נציג בטיחות 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>
            <text:p text:style-name="P176">שם</text:p>
          </table:table-cell>
          <table:table-cell table:style-name="TableCell177" table:number-columns-spanned="2">
            <text:p text:style-name="P178">טלפון</text:p>
          </table:table-cell>
          <table:covered-table-cell/>
          <table:table-cell table:style-name="TableCell179">
            <text:p text:style-name="P180"/>
          </table:table-cell>
          <table:table-cell table:style-name="TableCell181">
            <text:p text:style-name="P182">נייד</text:p>
          </table:table-cell>
        </table:table-row>
        <table:table-row table:style-name="TableRow183">
          <table:table-cell table:style-name="TableCell184">
            <text:p text:style-name="P185">איזי בן עזרא</text:p>
          </table:table-cell>
          <table:table-cell table:style-name="TableCell186" table:number-columns-spanned="2">
            <text:p text:style-name="P187">09:7741422</text:p>
          </table:table-cell>
          <table:covered-table-cell/>
          <table:table-cell table:style-name="TableCell188">
            <text:p text:style-name="P189"/>
          </table:table-cell>
          <table:table-cell table:style-name="TableCell190">
            <text:p text:style-name="P191">052:8302065</text:p>
          </table:table-cell>
        </table:table-row>
      </table:table>
      <text:p text:style-name="P192">שם המפעל<text:s/>:<text:s/>אסותא ראשון לציון בע"מ</text:p>
      <text:p text:style-name="P193"/>
      <text:p text:style-name="P194"><text:span text:style-name="T195">הערות מיוחדות:</text:span><text:span text:style-name="T196"><text:s/></text:span><text:span text:style-name="T197">בבית המר</text:span><text:span text:style-name="T198">קחת ישנם חומרים נוספים שאיחסונם בחצר<text:s/></text:span><text:span text:style-name="T199">.</text:span></text:p>
      <text:p text:style-name="P200"/>
      <text:p text:style-name="P201"/>
      <text:p text:style-name="P202"/>
      <text:p text:style-name="P203"><text:span text:style-name="T204">סיור וממצאים:<text:s/></text:span><text:span text:style-name="T205">אבישי פפיאשוילי.</text:span><text:span text:style-name="T206"><text:s/>הבדיקה בוצעה בחודש אוגוסט 2013.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רגיל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3:00Z</meta:creation-date>
    <dc:date>2014-05-21T07:53:00Z</dc:date>
    <meta:print-date>2013-04-30T09:30:00Z</meta:print-date>
    <meta:template xlink:href="לוגו%20תחנה%20וחתימה..dotx" xlink:type="simple"/>
    <meta:editing-cycles>2</meta:editing-cycles>
    <meta:editing-duration>PT60S</meta:editing-duration>
    <meta:document-statistic meta:page-count="1" meta:paragraph-count="1" meta:word-count="146" meta:character-count="878" meta:row-count="6" meta:non-whitespace-character-count="733"/>
  </office:meta>
</office:document-meta>
</file>